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1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3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6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9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7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 style:min-row-height="0.208333in"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0" style:family="table-row">
      <style:table-row-properties style:min-row-height="0.604167in"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>
            <text:p text:style-name="P3"><text:span text:style-name="T25">Тамбовцев Герман Олегович</text:span><text:span text:style-name="T26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27">Java</text:span><text:span text:style-name="T28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29">Что</text:span><text:span text:style-name="T30"><text:s/></text:span><text:span text:style-name="T31">такое</text:span><text:span text:style-name="T32"><text:s/></text:span><text:span text:style-name="T33">переопределение</text:span><text:span text:style-name="T34"><text:s/></text:span><text:span text:style-name="T35">метода</text:span><text:span text:style-name="T36">?</text:span><text:span text:style-name="T37"/></text:p>
          </table:table-cell>
          <table:table-cell table:style-name="TableCell010201">
            <text:p text:style-name="P9"><text:span text:style-name="T38">Когда дочерний класс изменяет реализацию метода из суперкласса</text:span><text:span text:style-name="T39"/></text:p>
          </table:table-cell>
        </table:table-row>
        <table:table-row table:style-name="TableRow0103">
          <table:table-cell table:style-name="TableCell010300">
            <text:p text:style-name="P12"><text:span text:style-name="T40">Какие</text:span><text:span text:style-name="T41"><text:s/></text:span><text:span text:style-name="T42">бывают</text:span><text:span text:style-name="T43"><text:s/></text:span><text:span text:style-name="T44">виды</text:span><text:span text:style-name="T45"><text:s/></text:span><text:span text:style-name="T46">классов</text:span><text:span text:style-name="T47">?</text:span><text:span text:style-name="T48"/></text:p>
          </table:table-cell>
          <table:table-cell table:style-name="TableCell010301">
            <text:p text:style-name="P12"><text:span text:style-name="T49">Родительский, дочерний, абстрактный и интерфейс</text:span><text:span text:style-name="T50"/></text:p>
          </table:table-cell>
        </table:table-row>
        <table:table-row table:style-name="TableRow0104">
          <table:table-cell table:style-name="TableCell010400">
            <text:p text:style-name="P15"><text:span text:style-name="T51">Как</text:span><text:span text:style-name="T52"><text:s/></text:span><text:span text:style-name="T53">и</text:span><text:span text:style-name="T54"><text:s/></text:span><text:span text:style-name="T55">зачем</text:span><text:span text:style-name="T56"><text:s/></text:span><text:span text:style-name="T57">можно</text:span><text:span text:style-name="T58"><text:s/></text:span><text:span text:style-name="T59">использовать</text:span><text:span text:style-name="T60"><text:s/></text:span><text:span text:style-name="T61">модификатор</text:span><text:span text:style-name="T62"><text:s/>final?</text:span><text:span text:style-name="T63"/></text:p>
          </table:table-cell>
          <table:table-cell table:style-name="TableCell010401">
            <text:p text:style-name="P15"><text:span text:style-name="T64">Для упрощения поддержки целостности кода. Запрещает изменения</text:span><text:span text:style-name="T65"/></text:p>
          </table:table-cell>
        </table:table-row>
        <table:table-row table:style-name="TableRow0105">
          <table:table-cell table:style-name="TableCell010500">
            <text:p text:style-name="P17"><text:span text:style-name="T66">Какие</text:span><text:span text:style-name="T67"><text:s/></text:span><text:span text:style-name="T68">есть</text:span><text:span text:style-name="T69"><text:s/></text:span><text:span text:style-name="T70">варианты</text:span><text:span text:style-name="T71"><text:s/></text:span><text:span text:style-name="T72">использования</text:span><text:span text:style-name="T73"><text:s/></text:span><text:span text:style-name="T74">ключевого</text:span><text:span text:style-name="T75"><text:s/></text:span><text:span text:style-name="T76">слова</text:span><text:span text:style-name="T77"><text:s/>try?</text:span><text:span text:style-name="T78"/></text:p>
          </table:table-cell>
          <table:table-cell table:style-name="TableCell010501">
            <text:p text:style-name="P17"><text:span text:style-name="T79">Обработка исключений. Например мы можем создать цикличный список без использования оператора if. При переходе с последнего элемента на следующий, обработываем исключение и возвращаемся на первый элемент</text:span><text:span text:style-name="T80"/></text:p>
          </table:table-cell>
        </table:table-row>
        <table:table-row table:style-name="TableRow0106">
          <table:table-cell table:style-name="TableCell010600">
            <text:p text:style-name="P19"><text:span text:style-name="T81">Какие</text:span><text:span text:style-name="T82"><text:s/></text:span><text:span text:style-name="T83">есть</text:span><text:span text:style-name="T84"><text:s/></text:span><text:span text:style-name="T85">стандартные</text:span><text:span text:style-name="T86"><text:s/></text:span><text:span text:style-name="T87">реализации</text:span><text:span text:style-name="T88"><text:s/></text:span><text:span text:style-name="T89">интерфейса</text:span><text:span text:style-name="T90"><text:s/>List<text:s/></text:span><text:span text:style-name="T91">и</text:span><text:span text:style-name="T92"><text:s/></text:span><text:span text:style-name="T93">в</text:span><text:span text:style-name="T94"><text:s/></text:span><text:span text:style-name="T95">каких</text:span><text:span text:style-name="T96"><text:s/></text:span><text:span text:style-name="T97">ситуациях</text:span><text:span text:style-name="T98"><text:s/></text:span><text:span text:style-name="T99">их</text:span><text:span text:style-name="T100"><text:s/></text:span><text:span text:style-name="T101">нужно</text:span><text:span text:style-name="T102"><text:s/></text:span><text:span text:style-name="T103">использовать</text:span><text:span text:style-name="T104">?</text:span><text:span text:style-name="T105"/></text:p>
          </table:table-cell>
          <table:table-cell table:style-name="TableCell010601">
            <text:p text:style-name="P19"><text:span text:style-name="T106">Stack, Vector, LinkedList, ArrayList</text:span></text:p>
            <text:p text:style-name="P19"><text:span text:style-name="T106">LinkedList -<text:s/></text:span><text:span text:style-name="T107">если надо удалять или втавлять элементы в середину. В других случаях ArrayList. Stack - если нужен доступ только к последнему элементу. Vector - потокобезопасный</text:span><text:span text:style-name="T108"/></text:p>
          </table:table-cell>
        </table:table-row>
        <table:table-row table:style-name="TableRow0107">
          <table:table-cell table:style-name="TableCell010700">
            <text:p text:style-name="P21"><text:span text:style-name="T109">В</text:span><text:span text:style-name="T110"><text:s/></text:span><text:span text:style-name="T111">чём</text:span><text:span text:style-name="T112"><text:s/></text:span><text:span text:style-name="T113">основная</text:span><text:span text:style-name="T114"><text:s/></text:span><text:span text:style-name="T115">идея</text:span><text:span text:style-name="T116"><text:s/></text:span><text:span text:style-name="T117">стримов</text:span><text:span text:style-name="T118"><text:s/></text:span><text:span text:style-name="T119">из</text:span><text:span text:style-name="T120"><text:s/></text:span><text:span text:style-name="T121">пакета</text:span><text:span text:style-name="T122"><text:s/>java.util.stream?</text:span><text:span text:style-name="T123"/></text:p>
          </table:table-cell>
          <table:table-cell table:style-name="TableCell010701">
            <text:p text:style-name="P21"><text:span text:style-name="T124">Упрощает работу с наборами данных</text:span><text:span text:style-name="T125"/></text:p>
          </table:table-cell>
        </table:table-row>
        <table:table-row table:style-name="TableRow0108">
          <table:table-cell table:style-name="TableCell010800" table:number-columns-spanned="2">
            <text:p text:style-name="P24"><text:span text:style-name="T126">Разное</text:span><text:span text:style-name="T127"/></text:p>
          </table:table-cell>
          <table:covered-table-cell/>
        </table:table-row>
        <table:table-row table:style-name="TableRow0109">
          <table:table-cell table:style-name="TableCell010900">
            <text:p text:style-name="P27"><text:span text:style-name="T128">Каким</text:span><text:span text:style-name="T129"><text:s/></text:span><text:span text:style-name="T130">критериям</text:span><text:span text:style-name="T131"><text:s/></text:span><text:span text:style-name="T132">должна</text:span><text:span text:style-name="T133"><text:s/></text:span><text:span text:style-name="T134">удовлетворять</text:span><text:span text:style-name="T135"><text:s/></text:span><text:span text:style-name="T136">«</text:span><text:span text:style-name="T137">хорошая</text:span><text:span text:style-name="T138">»<text:s/></text:span><text:span text:style-name="T139">хэш</text:span><text:span text:style-name="T140">-</text:span><text:span text:style-name="T141">функция</text:span><text:span text:style-name="T142">?</text:span><text:span text:style-name="T143"/></text:p>
          </table:table-cell>
          <table:table-cell table:style-name="TableCell010901">
            <text:p text:style-name="P27"><text:span text:style-name="T144">Сведение количества коллизий к минимуму, быстрая в вычислении</text:span><text:span text:style-name="T145"/></text:p>
          </table:table-cell>
        </table:table-row>
        <table:table-row table:style-name="TableRow0110">
          <table:table-cell table:style-name="TableCell011000">
            <text:p text:style-name="P30"><text:span text:style-name="T146">В</text:span><text:span text:style-name="T147"><text:s/></text:span><text:span text:style-name="T148">чём</text:span><text:span text:style-name="T149"><text:s/></text:span><text:span text:style-name="T150">причина</text:span><text:span text:style-name="T151"><text:s/></text:span><text:span text:style-name="T152">популярности</text:span><text:span text:style-name="T153"><text:s/></text:span><text:span text:style-name="T154">и</text:span><text:span text:style-name="T155"><text:s/></text:span><text:span text:style-name="T156">широкого</text:span><text:span text:style-name="T157"><text:s/></text:span><text:span text:style-name="T158">распространения</text:span><text:span text:style-name="T159"><text:s/></text:span><text:span text:style-name="T160">кодировки</text:span><text:span text:style-name="T161"><text:s/>UTF-8?</text:span><text:span text:style-name="T162"/></text:p>
          </table:table-cell>
          <table:table-cell table:style-name="TableCell011001">
            <text:p text:style-name="P30"><text:span text:style-name="T163">По большей части из-за того, что поддерживает неанглийские алфавиты</text:span><text:span text:style-name="T164"/></text:p>
          </table:table-cell>
        </table:table-row>
        <table:table-row table:style-name="TableRow0111">
          <table:table-cell table:style-name="TableCell011100">
            <text:p text:style-name="P33"><text:span text:style-name="T165">Сравните</text:span><text:span text:style-name="T166"><text:s/></text:span><text:span text:style-name="T167">форматы</text:span><text:span text:style-name="T168"><text:s/>XML<text:s/></text:span><text:span text:style-name="T169">и</text:span><text:span text:style-name="T170"><text:s/>JSON.<text:s/></text:span><text:span text:style-name="T171">Когда</text:span><text:span text:style-name="T172"><text:s/></text:span><text:span text:style-name="T173">какой</text:span><text:span text:style-name="T174"><text:s/></text:span><text:span text:style-name="T175">использовать</text:span><text:span text:style-name="T176">?</text:span><text:span text:style-name="T177"/></text:p>
          </table:table-cell>
          <table:table-cell table:style-name="TableCell011101">
            <text:p text:style-name="P33"><text:span text:style-name="T178">XML -<text:s/></text:span><text:span text:style-name="T179">язык разметки, а JSON - способ представления объекта. XML - для разметки документа, информация о метаданных. JSON - более организованный обмен данными<text:s/></text:span><text:span text:style-name="T180"/></text:p>
          </table:table-cell>
        </table:table-row>
        <table:table-row table:style-name="TableRow0112">
          <table:table-cell table:style-name="TableCell011200">
            <text:p text:style-name="P35"><text:span text:style-name="T181">Опишите</text:span><text:span text:style-name="T182"><text:s/></text:span><text:span text:style-name="T183">что</text:span><text:span text:style-name="T184"><text:s/></text:span><text:span text:style-name="T185">будет</text:span><text:span text:style-name="T186"><text:s/></text:span><text:span text:style-name="T187">происходить</text:span><text:span text:style-name="T188"><text:s/></text:span><text:span text:style-name="T189">«</text:span><text:span text:style-name="T190">под</text:span><text:span text:style-name="T191"><text:s/></text:span><text:span text:style-name="T192">капотом</text:span><text:span text:style-name="T193">»<text:s/></text:span><text:span text:style-name="T194">после</text:span><text:span text:style-name="T195"><text:s/></text:span><text:span text:style-name="T196">ввода</text:span><text:span text:style-name="T197"><text:s/></text:span><text:span text:style-name="T198">адреса</text:span><text:span text:style-name="T199"><text:s/></text:span><text:span text:style-name="T200">сайта</text:span><text:span text:style-name="T201"><text:s/></text:span><text:span text:style-name="T202">в</text:span><text:span text:style-name="T203"><text:s/></text:span><text:span text:style-name="T204">браузере</text:span><text:span text:style-name="T205"><text:s/></text:span><text:span text:style-name="T206">и</text:span><text:span text:style-name="T207"><text:s/></text:span><text:span text:style-name="T208">нажатия</text:span><text:span text:style-name="T209"><text:s/>Enter?</text:span><text:span text:style-name="T210"/></text:p>
          </table:table-cell>
          <table:table-cell table:style-name="TableCell011201">
            <text:p text:style-name="P35"><text:span text:style-name="T211">Браузер отправляет запрос в DNS-сервера. Получает ip сайта. После чего устанавливает соединение с сервером. Отправляет HTTP/HTTPS-запрос, а сервер его обрабатывает и высылает ответ. Получив и обработав ответ, браузер рендерит страничку<text:s/></text:span><text:span text:style-name="T212"/></text:p>
          </table:table-cell>
        </table:table-row>
      </table:table>
      <text:p text:style-name="P37"><text:span text:style-name="T2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